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4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ast" table:style-name="ta1">
        <table:shapes>
          <draw:frame draw:z-index="0" draw:style-name="gr1" draw:text-style-name="P1" svg:width="336.63mm" svg:height="178.5mm" svg:x="117.04mm" svg:y="0mm">
            <loext:p draw:notify-on-update-of-ranges="last.A1:last.A1 last.A2:last.A15 last.B1:last.B1 last.B2:last.B15 last.C1:last.C1 last.C2:last.C15 last.D1:last.D1 last.D2:last.D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spects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l</text:p>
          </table:table-cell>
          <table:table-cell office:value-type="string" calcext:value-type="string">
            <text:p>QH Data</text:p>
          </table:table-cell>
          <table:table-cell/>
        </table:table-row>
        <table:table-row table:style-name="ro1">
          <table:table-cell office:value-type="string" calcext:value-type="string">
            <text:p>Variation in Crop Prices with monsoon season</text:p>
          </table:table-cell>
          <table:table-cell office:value-type="float" office:value="0.000972227504304964" calcext:value-type="float">
            <text:p>0.0009722275</text:p>
          </table:table-cell>
          <table:table-cell office:value-type="float" office:value="0.000262927256792287" calcext:value-type="float">
            <text:p>0.0002629273</text:p>
          </table:table-cell>
          <table:table-cell office:value-type="float" office:value="0.0368421052631579" calcext:value-type="float">
            <text:p>0.0368421053</text:p>
          </table:table-cell>
          <table:table-cell table:style-name="ce2"/>
        </table:table-row>
        <table:table-row table:style-name="ro1">
          <table:table-cell office:value-type="string" calcext:value-type="string">
            <text:p>Educational Drives and Social Awareness on Farmer's Distress</text:p>
          </table:table-cell>
          <table:table-cell office:value-type="float" office:value="0.0106183202046164" calcext:value-type="float">
            <text:p>0.0106183202</text:p>
          </table:table-cell>
          <table:table-cell office:value-type="float" office:value="0.00736196319018405" calcext:value-type="float">
            <text:p>0.0073619632</text:p>
          </table:table-cell>
          <table:table-cell office:value-type="float" office:value="0.0842105263157895" calcext:value-type="float">
            <text:p>0.0842105263</text:p>
          </table:table-cell>
          <table:table-cell/>
        </table:table-row>
        <table:table-row table:style-name="ro1">
          <table:table-cell table:style-name="ce1" office:value-type="string" calcext:value-type="string">
            <text:p>Opposition's protests and concerns on problems</text:p>
          </table:table-cell>
          <table:table-cell office:value-type="float" office:value="0.0188710161930203" calcext:value-type="float">
            <text:p>0.0188710162</text:p>
          </table:table-cell>
          <table:table-cell office:value-type="float" office:value="0.0258106923751096" calcext:value-type="float">
            <text:p>0.0258106924</text:p>
          </table:table-cell>
          <table:table-cell office:value-type="float" office:value="0" calcext:value-type="float">
            <text:p>0</text:p>
          </table:table-cell>
          <table:table-cell table:style-name="ce2"/>
        </table:table-row>
        <table:table-row table:style-name="ro1">
          <table:table-cell office:value-type="string" calcext:value-type="string">
            <text:p>District Administration and farmers Issues</text:p>
          </table:table-cell>
          <table:table-cell office:value-type="float" office:value="0.0189953089488859" calcext:value-type="float">
            <text:p>0.0189953089</text:p>
          </table:table-cell>
          <table:table-cell office:value-type="float" office:value="0.00245398773006135" calcext:value-type="float">
            <text:p>0.0024539877</text:p>
          </table:table-cell>
          <table:table-cell office:value-type="float" office:value="0.0578947368421053" calcext:value-type="float">
            <text:p>0.0578947368</text:p>
          </table:table-cell>
          <table:table-cell/>
        </table:table-row>
        <table:table-row table:style-name="ro1">
          <table:table-cell table:style-name="ce1" office:value-type="string" calcext:value-type="string">
            <text:p>Politics in Maharashtra/Punjab over Compensation</text:p>
          </table:table-cell>
          <table:table-cell office:value-type="float" office:value="0.0198620485805051" calcext:value-type="float">
            <text:p>0.0198620486</text:p>
          </table:table-cell>
          <table:table-cell office:value-type="float" office:value="0.014943032427695" calcext:value-type="float">
            <text:p>0.0149430324</text:p>
          </table:table-cell>
          <table:table-cell office:value-type="float" office:value="0.0157894736842105" calcext:value-type="float">
            <text:p>0.0157894737</text:p>
          </table:table-cell>
          <table:table-cell/>
        </table:table-row>
        <table:table-row table:style-name="ro1">
          <table:table-cell office:value-type="string" calcext:value-type="string">
            <text:p>Positive effect of climatic conditions on agriculture yield</text:p>
          </table:table-cell>
          <table:table-cell office:value-type="float" office:value="0.0410596049205369" calcext:value-type="float">
            <text:p>0.0410596049</text:p>
          </table:table-cell>
          <table:table-cell office:value-type="float" office:value="0.0242769500438212" calcext:value-type="float">
            <text:p>0.02427695</text:p>
          </table:table-cell>
          <table:table-cell office:value-type="float" office:value="0.0105263157894737" calcext:value-type="float">
            <text:p>0.0105263158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Crimes and Suicide in poor farmer community</text:p>
          </table:table-cell>
          <table:table-cell office:value-type="float" office:value="0.0424653677236235" calcext:value-type="float">
            <text:p>0.0424653677</text:p>
          </table:table-cell>
          <table:table-cell office:value-type="float" office:value="0.134092900964067" calcext:value-type="float">
            <text:p>0.134092901</text:p>
          </table:table-cell>
          <table:table-cell office:value-type="float" office:value="0.0631578947368421" calcext:value-type="float">
            <text:p>0.0631578947</text:p>
          </table:table-cell>
          <table:table-cell/>
        </table:table-row>
        <table:table-row table:style-name="ro1">
          <table:table-cell office:value-type="string" calcext:value-type="string">
            <text:p>Training programmes and seminars to improve farming in States</text:p>
          </table:table-cell>
          <table:table-cell office:value-type="float" office:value="0.0482709316101602" calcext:value-type="float">
            <text:p>0.0482709316</text:p>
          </table:table-cell>
          <table:table-cell office:value-type="float" office:value="0.0122261174408414" calcext:value-type="float">
            <text:p>0.0122261174</text:p>
          </table:table-cell>
          <table:table-cell office:value-type="float" office:value="0.1" calcext:value-type="float">
            <text:p>0.1</text:p>
          </table:table-cell>
          <table:table-cell table:style-name="ce2"/>
        </table:table-row>
        <table:table-row table:style-name="ro1">
          <table:table-cell office:value-type="string" calcext:value-type="string">
            <text:p>Cultural events related to farmers' distress</text:p>
          </table:table-cell>
          <table:table-cell office:value-type="float" office:value="0.0556414529188308" calcext:value-type="float">
            <text:p>0.0556414529</text:p>
          </table:table-cell>
          <table:table-cell office:value-type="float" office:value="0.04079754601227" calcext:value-type="float">
            <text:p>0.040797546</text:p>
          </table:table-cell>
          <table:table-cell office:value-type="float" office:value="0.0105263157894737" calcext:value-type="float">
            <text:p>0.0105263158</text:p>
          </table:table-cell>
          <table:table-cell/>
        </table:table-row>
        <table:table-row table:style-name="ro1">
          <table:table-cell office:value-type="string" calcext:value-type="string">
            <text:p>Farmers' Distress regarding Minimum Support Price for Crops</text:p>
          </table:table-cell>
          <table:table-cell office:value-type="float" office:value="0.0563904890256507" calcext:value-type="float">
            <text:p>0.056390489</text:p>
          </table:table-cell>
          <table:table-cell office:value-type="float" office:value="0.028396143733567" calcext:value-type="float">
            <text:p>0.0283961437</text:p>
          </table:table-cell>
          <table:table-cell office:value-type="float" office:value="0.0894736842105263" calcext:value-type="float">
            <text:p>0.0894736842</text:p>
          </table:table-cell>
          <table:table-cell table:style-name="ce2"/>
        </table:table-row>
        <table:table-row table:style-name="ro1">
          <table:table-cell office:value-type="string" calcext:value-type="string">
            <text:p>Protests by farmers</text:p>
          </table:table-cell>
          <table:table-cell office:value-type="float" office:value="0.0708678721369039" calcext:value-type="float">
            <text:p>0.0708678721</text:p>
          </table:table-cell>
          <table:table-cell office:value-type="float" office:value="0.0607800175284838" calcext:value-type="float">
            <text:p>0.0607800175</text:p>
          </table:table-cell>
          <table:table-cell office:value-type="float" office:value="0.0157894736842105" calcext:value-type="float">
            <text:p>0.0157894737</text:p>
          </table:table-cell>
          <table:table-cell/>
        </table:table-row>
        <table:table-row table:style-name="ro1">
          <table:table-cell table:style-name="ce1" office:value-type="string" calcext:value-type="string">
            <text:p>Loan waiver implementation by State Govts</text:p>
          </table:table-cell>
          <table:table-cell office:value-type="float" office:value="0.0752791667649535" calcext:value-type="float">
            <text:p>0.0752791668</text:p>
          </table:table-cell>
          <table:table-cell office:value-type="float" office:value="0.0305433829973707" calcext:value-type="float">
            <text:p>0.030543383</text:p>
          </table:table-cell>
          <table:table-cell office:value-type="float" office:value="0.594736842105263" calcext:value-type="float">
            <text:p>0.594736842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Irrigation concerns and water pollution affecting farming</text:p>
          </table:table-cell>
          <table:table-cell office:value-type="float" office:value="0.0966647418489707" calcext:value-type="float">
            <text:p>0.0966647418</text:p>
          </table:table-cell>
          <table:table-cell office:value-type="float" office:value="0.227651183172656" calcext:value-type="float">
            <text:p>0.2276511832</text:p>
          </table:table-cell>
          <table:table-cell office:value-type="float" office:value="0.0473684210526316" calcext:value-type="float">
            <text:p>0.0473684211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Disbursement of loans and subsidies by Banks for farmers</text:p>
          </table:table-cell>
          <table:table-cell office:value-type="float" office:value="0.122026421432536" calcext:value-type="float">
            <text:p>0.1220264214</text:p>
          </table:table-cell>
          <table:table-cell office:value-type="float" office:value="0.107712532865907" calcext:value-type="float">
            <text:p>0.1077125329</text:p>
          </table:table-cell>
          <table:table-cell office:value-type="float" office:value="0.336842105263158" calcext:value-type="float">
            <text:p>0.3368421053</text:p>
          </table:table-cell>
          <table:table-cell/>
        </table:table-row>
        <table:table-row table:style-name="ro1">
          <table:table-cell table:number-columns-repeated="4"/>
          <table:table-cell table:style-name="ce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</table:table>
      <table:named-expressions/>
      <table:database-ranges>
        <table:database-range table:name="__Anonymous_Sheet_DB__0" table:target-range-address="last.A1:last.D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3:14:09.90498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3:20:45.289566711</dc:date>
    <meta:generator>LibreOffice/5.1.6.2$Linux_X86_64 LibreOffice_project/10m0$Build-2</meta:generator>
    <meta:editing-duration>PT2H15M31S</meta:editing-duration>
    <meta:editing-cycles>35</meta:editing-cycles>
    <meta:document-statistic meta:table-count="1" meta:cell-count="60" meta:object-count="1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664cm" svg:height="17.851cm" xlink:href=".." xlink:type="simple" chart:class="chart:bar" chart:style-name="ch1">
        <chart:legend chart:legend-position="end" svg:x="31.03cm" svg:y="8.128cm" style:legend-expansion="high" chart:style-name="ch2"/>
        <chart:plot-area chart:style-name="ch3" table:cell-range-address="last.A1:last.D15" chart:data-source-has-labels="both" svg:x="0.673cm" svg:y="0.357cm" svg:width="29.684cm" svg:height="17.137cm">
          <chartooo:coordinate-region svg:x="12.883cm" svg:y="0.357cm" svg:width="17.234cm" svg:height="16.49cm"/>
          <chart:axis chart:dimension="x" chart:name="primary-x" chart:style-name="ch4" chartooo:axis-type="auto">
            <chartooo:date-scale/>
            <chart:categories table:cell-range-address="last.A2:last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st.B2:last.B15" chart:label-cell-address="last.B1:last.B1" chart:class="chart:bar">
            <chart:data-point chart:repeated="14"/>
          </chart:series>
          <chart:series chart:style-name="ch8" chart:values-cell-range-address="last.C2:last.C15" chart:label-cell-address="last.C1:last.C1" chart:class="chart:bar">
            <chart:data-point chart:repeated="14"/>
          </chart:series>
          <chart:series chart:style-name="ch9" chart:values-cell-range-address="last.D2:last.D15" chart:label-cell-address="last.D1:last.D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last.B1:last.B1</svg:desc>
                </draw:g>
              </table:table-cell>
              <table:table-cell office:value-type="string">
                <text:p>TweetFol</text:p>
                <draw:g>
                  <svg:desc>last.C1:last.C1</svg:desc>
                </draw:g>
              </table:table-cell>
              <table:table-cell office:value-type="string">
                <text:p>QH Data</text:p>
                <draw:g>
                  <svg:desc>last.D1:la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ariation in Crop Prices with monsoon season</text:p>
                <draw:g>
                  <svg:desc>last.A2:last.A15</svg:desc>
                </draw:g>
              </table:table-cell>
              <table:table-cell office:value-type="float" office:value="0.000972227504304964">
                <text:p>0.000972227504304964</text:p>
                <draw:g>
                  <svg:desc>last.B2:last.B15</svg:desc>
                </draw:g>
              </table:table-cell>
              <table:table-cell office:value-type="float" office:value="0.000262927256792287">
                <text:p>0.000262927256792287</text:p>
                <draw:g>
                  <svg:desc>last.C2:last.C15</svg:desc>
                </draw:g>
              </table:table-cell>
              <table:table-cell office:value-type="float" office:value="0.0368421052631579">
                <text:p>0.0368421052631579</text:p>
                <draw:g>
                  <svg:desc>last.D2:last.D15</svg:desc>
                </draw:g>
              </table:table-cell>
            </table:table-row>
            <table:table-row>
              <table:table-cell office:value-type="string">
                <text:p>Educational Drives and Social Awareness on Farmer's Distress</text:p>
              </table:table-cell>
              <table:table-cell office:value-type="float" office:value="0.0106183202046164">
                <text:p>0.0106183202046164</text:p>
              </table:table-cell>
              <table:table-cell office:value-type="float" office:value="0.00736196319018405">
                <text:p>0.00736196319018405</text:p>
              </table:table-cell>
              <table:table-cell office:value-type="float" office:value="0.0842105263157895">
                <text:p>0.0842105263157895</text:p>
              </table:table-cell>
            </table:table-row>
            <table:table-row>
              <table:table-cell office:value-type="string">
                <text:p>Opposition's protests and concerns on problems</text:p>
              </table:table-cell>
              <table:table-cell office:value-type="float" office:value="0.0188710161930203">
                <text:p>0.0188710161930203</text:p>
              </table:table-cell>
              <table:table-cell office:value-type="float" office:value="0.0258106923751096">
                <text:p>0.025810692375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istrict Administration and farmers Issues</text:p>
              </table:table-cell>
              <table:table-cell office:value-type="float" office:value="0.0189953089488859">
                <text:p>0.0189953089488859</text:p>
              </table:table-cell>
              <table:table-cell office:value-type="float" office:value="0.00245398773006135">
                <text:p>0.00245398773006135</text:p>
              </table:table-cell>
              <table:table-cell office:value-type="float" office:value="0.0578947368421053">
                <text:p>0.0578947368421053</text:p>
              </table:table-cell>
            </table:table-row>
            <table:table-row>
              <table:table-cell office:value-type="string">
                <text:p>Politics in Maharashtra/Punjab over Compensation</text:p>
              </table:table-cell>
              <table:table-cell office:value-type="float" office:value="0.0198620485805051">
                <text:p>0.0198620485805051</text:p>
              </table:table-cell>
              <table:table-cell office:value-type="float" office:value="0.014943032427695">
                <text:p>0.014943032427695</text:p>
              </table:table-cell>
              <table:table-cell office:value-type="float" office:value="0.0157894736842105">
                <text:p>0.0157894736842105</text:p>
              </table:table-cell>
            </table:table-row>
            <table:table-row>
              <table:table-cell office:value-type="string">
                <text:p>Positive effect of climatic conditions on agriculture yield</text:p>
              </table:table-cell>
              <table:table-cell office:value-type="float" office:value="0.0410596049205369">
                <text:p>0.0410596049205369</text:p>
              </table:table-cell>
              <table:table-cell office:value-type="float" office:value="0.0242769500438212">
                <text:p>0.0242769500438212</text:p>
              </table:table-cell>
              <table:table-cell office:value-type="float" office:value="0.0105263157894737">
                <text:p>0.0105263157894737</text:p>
              </table:table-cell>
            </table:table-row>
            <table:table-row>
              <table:table-cell office:value-type="string">
                <text:p>Crimes and Suicide in poor farmer community</text:p>
              </table:table-cell>
              <table:table-cell office:value-type="float" office:value="0.0424653677236235">
                <text:p>0.0424653677236235</text:p>
              </table:table-cell>
              <table:table-cell office:value-type="float" office:value="0.134092900964067">
                <text:p>0.134092900964067</text:p>
              </table:table-cell>
              <table:table-cell office:value-type="float" office:value="0.0631578947368421">
                <text:p>0.0631578947368421</text:p>
              </table:table-cell>
            </table:table-row>
            <table:table-row>
              <table:table-cell office:value-type="string">
                <text:p>Training programmes and seminars to improve farming in States</text:p>
              </table:table-cell>
              <table:table-cell office:value-type="float" office:value="0.0482709316101602">
                <text:p>0.0482709316101602</text:p>
              </table:table-cell>
              <table:table-cell office:value-type="float" office:value="0.0122261174408414">
                <text:p>0.012226117440841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ultural events related to farmers' distress</text:p>
              </table:table-cell>
              <table:table-cell office:value-type="float" office:value="0.0556414529188308">
                <text:p>0.0556414529188308</text:p>
              </table:table-cell>
              <table:table-cell office:value-type="float" office:value="0.04079754601227">
                <text:p>0.04079754601227</text:p>
              </table:table-cell>
              <table:table-cell office:value-type="float" office:value="0.0105263157894737">
                <text:p>0.0105263157894737</text:p>
              </table:table-cell>
            </table:table-row>
            <table:table-row>
              <table:table-cell office:value-type="string">
                <text:p>Farmers' Distress regarding Minimum Support Price for Crops</text:p>
              </table:table-cell>
              <table:table-cell office:value-type="float" office:value="0.0563904890256507">
                <text:p>0.0563904890256507</text:p>
              </table:table-cell>
              <table:table-cell office:value-type="float" office:value="0.028396143733567">
                <text:p>0.028396143733567</text:p>
              </table:table-cell>
              <table:table-cell office:value-type="float" office:value="0.0894736842105263">
                <text:p>0.0894736842105263</text:p>
              </table:table-cell>
            </table:table-row>
            <table:table-row>
              <table:table-cell office:value-type="string">
                <text:p>Protests by farmers</text:p>
              </table:table-cell>
              <table:table-cell office:value-type="float" office:value="0.0708678721369039">
                <text:p>0.0708678721369039</text:p>
              </table:table-cell>
              <table:table-cell office:value-type="float" office:value="0.0607800175284838">
                <text:p>0.0607800175284838</text:p>
              </table:table-cell>
              <table:table-cell office:value-type="float" office:value="0.0157894736842105">
                <text:p>0.0157894736842105</text:p>
              </table:table-cell>
            </table:table-row>
            <table:table-row>
              <table:table-cell office:value-type="string">
                <text:p>Loan waiver implementation by State Govts</text:p>
              </table:table-cell>
              <table:table-cell office:value-type="float" office:value="0.0752791667649535">
                <text:p>0.0752791667649535</text:p>
              </table:table-cell>
              <table:table-cell office:value-type="float" office:value="0.0305433829973707">
                <text:p>0.0305433829973707</text:p>
              </table:table-cell>
              <table:table-cell office:value-type="float" office:value="0.594736842105263">
                <text:p>0.594736842105263</text:p>
              </table:table-cell>
            </table:table-row>
            <table:table-row>
              <table:table-cell office:value-type="string">
                <text:p>Irrigation concerns and water pollution affecting farming</text:p>
              </table:table-cell>
              <table:table-cell office:value-type="float" office:value="0.0966647418489707">
                <text:p>0.0966647418489707</text:p>
              </table:table-cell>
              <table:table-cell office:value-type="float" office:value="0.227651183172656">
                <text:p>0.227651183172656</text:p>
              </table:table-cell>
              <table:table-cell office:value-type="float" office:value="0.0473684210526316">
                <text:p>0.0473684210526316</text:p>
              </table:table-cell>
            </table:table-row>
            <table:table-row>
              <table:table-cell office:value-type="string">
                <text:p>Disbursement of loans and subsidies by Banks for farmers</text:p>
              </table:table-cell>
              <table:table-cell office:value-type="float" office:value="0.122026421432536">
                <text:p>0.122026421432536</text:p>
              </table:table-cell>
              <table:table-cell office:value-type="float" office:value="0.107712532865907">
                <text:p>0.107712532865907</text:p>
              </table:table-cell>
              <table:table-cell office:value-type="float" office:value="0.336842105263158">
                <text:p>0.3368421052631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